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92pt" svg:x="11.06pt" svg:y="233.18pt">
            <draw:object draw:notify-on-update-of-ranges="Sheet1.C3:Sheet1.C17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N Testcases </text:p>
          </table:table-cell>
          <table:table-cell table:style-name="ce1" office:value-type="string" calcext:value-type="string">
            <text:p>Coverage 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046" calcext:value-type="percentage">
            <text:p>4.6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percentage" office:value="0.079" calcext:value-type="percentage">
            <text:p>7.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percentage" office:value="0.128" calcext:value-type="percentage">
            <text:p>12.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percentage" office:value="0.161" calcext:value-type="percentage">
            <text:p>16.1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percentage" office:value="0.215" calcext:value-type="percentage">
            <text:p>21.5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percentage" office:value="0.315" calcext:value-type="percentage">
            <text:p>31.5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percentage" office:value="0.528" calcext:value-type="percentage">
            <text:p>52.8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657" calcext:value-type="percentage">
            <text:p>65.7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percentage" office:value="0.906" calcext:value-type="percentage">
            <text:p>90.6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945" calcext:value-type="percentage">
            <text:p>94.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percentage" office:value="0.953" calcext:value-type="percentage">
            <text:p>95.3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percentage" office:value="0.98" calcext:value-type="percentage">
            <text:p>98.0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percentage" office:value="0.99" calcext:value-type="percentage">
            <text:p>99.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percentage" office:value="0.998" calcext:value-type="percentage">
            <text:p>99.8%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10:05.133264626</meta:creation-date>
    <dc:date>2020-05-04T16:55:26.036738235</dc:date>
    <meta:editing-duration>PT45M11S</meta:editing-duration>
    <meta:editing-cycles>15</meta:editing-cycles>
    <meta:generator>LibreOffice/6.0.7.3$Linux_X86_64 LibreOffice_project/00m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title svg:x="6.581cm" svg:y="0.315cm" chart:style-name="ch2">
          <text:p>Bin Coverage</text:p>
        </chart:title>
        <chart:plot-area chart:style-name="ch3" table:cell-range-address="Sheet1.C3:Sheet1.D17" svg:x="1.331cm" svg:y="1.273cm" svg:width="14.35cm" svg:height="6.561cm">
          <chartooo:coordinate-region svg:x="2.27cm" svg:y="1.472cm" svg:width="12.576cm" svg:height="5.715cm"/>
          <chart:axis chart:dimension="x" chart:name="primary-x" chart:style-name="ch4">
            <chart:title svg:x="5.406cm" svg:y="8.013cm" chart:style-name="ch5">
              <text:p>Number of random test cases (logarithmic)</text:p>
            </chart:title>
          </chart:axis>
          <chart:axis chart:dimension="y" chart:name="primary-y" chart:style-name="ch6">
            <chart:title svg:x="0.451cm" svg:y="5.827cm" chart:style-name="ch7">
              <text:p>Bin coverage [%]</text:p>
            </chart:title>
            <chart:grid chart:style-name="ch8" chart:class="major"/>
          </chart:axis>
          <chart:series chart:style-name="ch9" chart:values-cell-range-address="Sheet1.D3:Sheet1.D17" chart:class="chart:scatter">
            <chart:domain table:cell-range-address="Sheet1.C3:Sheet1.C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3:Sheet1.C17</svg:desc>
                </draw:g>
              </table:table-cell>
              <table:table-cell office:value-type="float" office:value="0.046">
                <text:p>0.046</text:p>
                <draw:g>
                  <svg:desc>Sheet1.D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0.998">
                <text:p>0.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